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Noto Sans Mono CJK SC" svg:font-family="Noto Sans Mono CJK SC" style:font-family-generic="modern" style:font-pitch="fixed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PreformattedText" style:master-page-name="MP0" style:family="paragraph">
      <style:paragraph-properties fo:break-before="page" fo:text-align="center"/>
      <style:text-properties fo:font-weight="bold" style:font-weight-asian="bold" style:font-weight-complex="bold" fo:font-size="12pt" style:font-size-asian="12pt" style:font-size-complex="12pt"/>
    </style:style>
    <style:style style:name="P2" style:parent-style-name="PreformattedText" style:family="paragraph">
      <style:text-properties fo:font-size="12pt" style:font-size-asian="12pt" style:font-size-complex="12pt"/>
    </style:style>
    <style:style style:name="T3" style:parent-style-name="DefaultParagraphFont" style:family="text">
      <style:text-properties fo:font-size="12pt" style:font-size-asian="12pt" style:font-size-complex="12pt"/>
    </style:style>
    <style:style style:name="T4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Dataset</text:p>
      <text:p text:style-name="P2"/>
      <text:p text:style-name="PreformattedText"><text:span text:style-name="T3">Dataset comes from<text:s/></text:span><text:span text:style-name="T4">GSE143758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Noto Sans Mono CJK SC" svg:font-family="Noto Sans Mono CJK SC" style:font-family-generic="modern" style:font-pitch="fixed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msalu, Yonatan B</dc:creator>
    <meta:creation-date>2025-12-23T17:13:00Z</meta:creation-date>
    <dc:date>2025-12-23T17:13:00Z</dc:date>
    <meta:template xlink:href="Normal.dotm" xlink:type="simple"/>
    <meta:editing-cycles>3</meta:editing-cycles>
    <meta:editing-duration>PT0S</meta:editing-duration>
    <meta:document-statistic meta:page-count="1" meta:paragraph-count="5" meta:word-count="5" meta:character-count="33" meta:row-count="8" meta:non-whitespace-character-count="33"/>
  </office:meta>
</office:document-meta>
</file>